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Google Sans" officeooo:rsid="000ab2d7" officeooo:paragraph-rsid="000ab2d7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9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 fo:break-before="page"/>
      <style:text-properties style:font-name="Google Sans"/>
    </style:style>
    <style:style style:name="P1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fo:font-weight="bold"/>
    </style:style>
    <style:style style:name="T3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mo Funciona:</text:h>
      <text:p text:style-name="P2">O nome "Bubble Sort" (Ordenação por Bolha) vem da ideia de que os elementos maiores "flutuam" para o topo (final da lista) como bolhas na água a cada passagem.</text:p>
      <text:p text:style-name="P3"><text:span text:style-name="T1">Imagine a lista: </text:span><text:span text:style-name="Source_20_Text"><text:span text:style-name="T1">[5, 1, 4, 2, 8]</text:span></text:span></text:p>
      <text:p text:style-name="P4">Passagem 1:</text:p>
      <text:list text:style-name="L1">
        <text:list-item>
          <text:p text:style-name="P5"><text:span text:style-name="T1">O algoritmo compara o primeiro par </text:span><text:span text:style-name="T2">(5, 1)</text:span><text:span text:style-name="T1">. Como 5 &gt; 1, eles trocam. Lista: </text:span><text:span text:style-name="Source_20_Text"><text:span text:style-name="T1">[1, 5, 4, 2, 8]</text:span></text:span><text:span text:style-name="T1">.</text:span></text:p>
        </text:list-item>
        <text:list-item>
          <text:p text:style-name="P5"><text:span text:style-name="T1">Compara o próximo par </text:span><text:span text:style-name="T2">(5, 4)</text:span><text:span text:style-name="T1">. Como 5 &gt; 4, trocam. Lista: </text:span><text:span text:style-name="Source_20_Text"><text:span text:style-name="T1">[1, 4, 5, 2, 8]</text:span></text:span><text:span text:style-name="T1">.</text:span></text:p>
        </text:list-item>
        <text:list-item>
          <text:p text:style-name="P5"><text:span text:style-name="T1">Compara </text:span><text:span text:style-name="T2">(5, 2)</text:span><text:span text:style-name="T1">. Trocam. Lista: </text:span><text:span text:style-name="Source_20_Text"><text:span text:style-name="T1">[1, 4, 2, 5, 8]</text:span></text:span><text:span text:style-name="T1">.</text:span></text:p>
        </text:list-item>
        <text:list-item>
          <text:p text:style-name="P6">Compara <text:span text:style-name="T3">(5, 8)</text:span>. Não trocam, pois 5 é menor que 8.</text:p>
        </text:list-item>
        <text:list-item>
          <text:p text:style-name="P6"><text:span text:style-name="T3">Resultado da Passagem 1:</text:span> O maior número (8) chegou ao final. O algoritmo agora sabe que a última posição está correta.</text:p>
        </text:list-item>
      </text:list>
      <text:p text:style-name="P4">Passagem 2:</text:p>
      <text:list text:style-name="L2">
        <text:list-item>
          <text:p text:style-name="P7">O processo recomeça do início, mas ignora a última posição (o 8).</text:p>
        </text:list-item>
        <text:list-item>
          <text:p text:style-name="P7">Compara <text:span text:style-name="T3">(1, 4)</text:span>. Não troca.</text:p>
        </text:list-item>
        <text:list-item>
          <text:p text:style-name="P8"><text:span text:style-name="T1">Compara </text:span><text:span text:style-name="T2">(4, 2)</text:span><text:span text:style-name="T1">. Trocam. Lista: </text:span><text:span text:style-name="Source_20_Text"><text:span text:style-name="T1">[1, 2, 4, 5, 8]</text:span></text:span><text:span text:style-name="T1">.</text:span></text:p>
        </text:list-item>
        <text:list-item>
          <text:p text:style-name="P7">Compara <text:span text:style-name="T3">(4, 5)</text:span>. Não troca.</text:p>
        </text:list-item>
        <text:list-item>
          <text:p text:style-name="P7"><text:span text:style-name="T3">Resultado:</text:span> O segundo maior número (5) está na penúltima posição garantida.</text:p>
        </text:list-item>
      </text:list>
      <text:p text:style-name="P2">O algoritmo repete isso até que nenhuma troca seja necessária em uma passagem completa.</text:p>
      <text:p text:style-name="P2"/>
      <text:h text:style-name="P9" text:outline-level="3">Onde implementar:</text:h>
      <text:p text:style-name="P2">Embora o Bubble Sort não seja eficiente para grandes volumes de dados (devido à sua complexidade média de O(n^2)), ele tem nichos específicos:</text:p>
      <text:list text:style-name="L3">
        <text:list-item>
          <text:p text:style-name="P10">Listas "Quase" Ordenadas:</text:p>
          <text:p text:style-name="P10">Se você sabe que os dados já estão quase todos na ordem correta, o Bubble Sort otimizado é extremamente rápido ($O(n)$). Ele fará apenas uma varredura para confirmar que não precisa trocar nada e encerrará.</text:p>
        </text:list-item>
        <text:list-item>
          <text:p text:style-name="P10">Simplicidade Didática:</text:p>
          <text:p text:style-name="P10">É o melhor algoritmo para ensinar lógica de programação e manipulação de arrays para iniciantes, pois o conceito é visual e fácil de codificar.</text:p>
        </text:list-item>
        <text:list-item>
          <text:p text:style-name="P10">Memória Extremamente Limitada (Space Complexity):</text:p>
          <text:p text:style-name="P10">Ele é um algoritmo In-Place, o que significa que ele ordena alterando a própria lista original, sem precisar criar uma cópia dela na memória (Complexidade de Espaço O(1)).</text:p>
        </text:list-item>
        <text:list-item>
          <text:p text:style-name="P10">Conjuntos de Dados Muito Pequenos:</text:p>
          <text:p text:style-name="P10">Para listas minúsculas (ex: 5 a 10 itens), a diferença de performance entre o Bubble Sort e algoritmos complexos (como QuickSort) é irrelevante, e o Bubble Sort tem menos overhead (menos código auxiliar) para ser executado.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8.4.2$Linux_X86_64 LibreOffice_project/580$Build-2</meta:generator>
    <dc:date>2026-01-07T12:44:52.919067474</dc:date>
    <meta:editing-duration>PT5M18S</meta:editing-duration>
    <meta:editing-cycles>1</meta:editing-cycles>
    <meta:document-statistic meta:table-count="0" meta:image-count="0" meta:object-count="0" meta:page-count="2" meta:paragraph-count="26" meta:word-count="360" meta:character-count="1990" meta:non-whitespace-character-count="1674"/>
  </office:meta>
</office:document-meta>
</file>